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0930" officeooo:paragraph-rsid="00080930"/>
    </style:style>
    <style:style style:name="P2" style:family="paragraph" style:parent-style-name="Standard">
      <style:text-properties officeooo:rsid="00065783" officeooo:paragraph-rsid="00065783"/>
    </style:style>
    <style:style style:name="P3" style:family="paragraph" style:parent-style-name="Standard">
      <style:text-properties officeooo:rsid="00065783" officeooo:paragraph-rsid="00096b6b"/>
    </style:style>
    <style:style style:name="P4" style:family="paragraph" style:parent-style-name="Standard">
      <style:text-properties officeooo:rsid="00096b6b" officeooo:paragraph-rsid="00065783"/>
    </style:style>
    <style:style style:name="P5" style:family="paragraph" style:parent-style-name="Standard">
      <style:text-properties fo:font-size="15pt" officeooo:paragraph-rsid="00096b6b" style:font-size-asian="15pt" style:font-size-complex="15pt"/>
    </style:style>
    <style:style style:name="P6" style:family="paragraph" style:parent-style-name="Standard">
      <style:text-properties officeooo:paragraph-rsid="00096b6b"/>
    </style:style>
    <style:style style:name="P7" style:family="paragraph" style:parent-style-name="Standard">
      <style:text-properties fo:font-weight="bold" officeooo:rsid="000d2833" officeooo:paragraph-rsid="000d2833" style:font-weight-asian="bold" style:font-weight-complex="bold"/>
    </style:style>
    <style:style style:name="P8" style:family="paragraph" style:parent-style-name="Standard">
      <style:text-properties officeooo:rsid="000a32b9" officeooo:paragraph-rsid="000ae4b8"/>
    </style:style>
    <style:style style:name="P9" style:family="paragraph" style:parent-style-name="Standard">
      <style:text-properties officeooo:rsid="000ae4b8" officeooo:paragraph-rsid="000ae4b8"/>
    </style:style>
    <style:style style:name="P10" style:family="paragraph" style:parent-style-name="Standard" style:list-style-name="L1">
      <style:text-properties officeooo:rsid="000ae4b8" officeooo:paragraph-rsid="000ae4b8"/>
    </style:style>
    <style:style style:name="P11" style:family="paragraph" style:parent-style-name="Standard">
      <style:text-properties officeooo:rsid="000b341b" officeooo:paragraph-rsid="000b341b"/>
    </style:style>
    <style:style style:name="P12" style:family="paragraph" style:parent-style-name="Standard">
      <style:text-properties fo:font-weight="normal" officeooo:rsid="000d2833" officeooo:paragraph-rsid="000d2833"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96b6b"/>
    </style:style>
    <style:style style:name="T3" style:family="text">
      <style:text-properties officeooo:rsid="000ae4b8"/>
    </style:style>
    <style:style style:name="T4" style:family="text">
      <style:text-properties fo:font-weight="normal" style:font-weight-asian="normal" style:font-weight-complex="normal"/>
    </style:style>
    <style:style style:name="T5" style:family="text">
      <style:text-properties officeooo:rsid="000e40d4"/>
    </style:style>
    <style:style style:name="T6" style:family="text">
      <style:text-properties officeooo:rsid="000e5d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Practica 1. UML <text:span text:style-name="T2">Maquina de estados</text:span>.</text:p>
      <text:p text:style-name="P6"/>
      <text:p text:style-name="P6"><text:span text:style-name="T1">Objetivo</text:span>: Usando la herramienta de <text:span text:style-name="T2">acceso</text:span> libre <text:span text:style-name="T2">fcw1 ( </text:span><text:a xlink:type="simple" xlink:href="http://pnp-software.com/fwprofile/editor/"><text:span text:style-name="T2"><text:s/>http://pnp-software.com/fwprofile/editor/</text:span></text:a><text:span text:style-name="T2">) </text:span>, diseñar mediante diagrama de <text:span text:style-name="T2">estados</text:span> UML <text:span text:style-name="T2">una maquina de estados que asemeje la lógica de la máquina del stack TCP (Transfer Control Protocol), el cual conforma el protocol de transferencia de datos del protocolo de red IP (Internet Protocol).</text:span></text:p>
      <text:p text:style-name="P6"/>
      <text:p text:style-name="P6"/>
      <text:p text:style-name="P3"><text:span text:style-name="T1">Procedimiento</text:span>:</text:p>
      <text:p text:style-name="P3"/>
      <text:p text:style-name="P8">1. <text:span text:style-name="T3">Consultar la máquina de estados que constituye el protocolo TCP </text:span><text:a xlink:type="simple" xlink:href="http://www.tcpipguide.com/free/t_TCPOperationalOverviewandtheTCPFiniteStateMachineF-2.htm"><text:span text:style-name="T3">http://www.tcpipguide.com/free/t_TCPOperationalOverviewandtheTCPFiniteStateMachineF-2.htm</text:span></text:a></text:p>
      <text:p text:style-name="P2"/>
      <text:p text:style-name="P9">2. Familiarizarse con la herramienta fcw1, la cual constituye una herramienta de generación de diagramas de estados UML con su correspondiente librería. El manual se encuentra en: <text:a xlink:type="simple" xlink:href="http://code.google.com/p/fwprofile/downloads/detail?name=UserManual_C1_Impl_1.2.0.pdf">http://code.google.com/p/fwprofile/downloads/detail?name=UserManual_C1_Impl_1.2.0.pdf</text:a></text:p>
      <text:p text:style-name="P9"/>
      <text:p text:style-name="P2"/>
      <text:p text:style-name="P9">3. Siguiendo las reglas del diseño de diagramas de estados UML, hacer una réplica de la máquina de estados en 1. Para elaborar esta réplica <text:span text:style-name="T5">usando la interfaz web, añadir cada uno de los estados con sus propiedades y acciones correspondientes</text:span>:</text:p>
      <text:p text:style-name="P9"/>
      <text:list xml:id="list7907670943340217240" text:style-name="L1">
        <text:list-item>
          <text:p text:style-name="P10">Nombre del estado: Puede set el mismo nombre que aparece el la gráfica de la máquina de edos del stack TCP introducido anteriormente.</text:p>
        </text:list-item>
        <text:list-item>
          <text:p text:style-name="P10">Accion de entrada al estado: Agregar algun nombre descriptivo</text:p>
        </text:list-item>
        <text:list-item>
          <text:p text:style-name="P10">Accion de salida del estado.</text:p>
        </text:list-item>
        <text:list-item>
          <text:p text:style-name="P10">Transiciones en base a eventos. <text:span text:style-name="T5">Proporcionar algun nombre descriptivo.</text:span></text:p>
        </text:list-item>
      </text:list>
      <text:p text:style-name="P4"/>
      <text:p text:style-name="P11">4. Una vez completado este paso, generar el codigo y si no existen errores proceder a guardar el archivo de la maquina de edos. (formato *.json) en la carpeta <text:span text:style-name="T1">design/</text:span> y los archivos generados en la carpeta <text:span text:style-name="T1">src</text:span>/. El puntaje en la practica hasta este punto sera de un 50%.</text:p>
      <text:p text:style-name="P11"/>
      <text:p text:style-name="P11">5. Elaborar el makefile que incluya los arhivos generados y los archivos de la práctica anterior enlazados en un sólo ejecutable (una sola regla). Agregar este archivo en la carpeta <text:span text:style-name="T1">build/. </text:span><text:span text:style-name="T4">Añadir</text:span> la implementación de las acciones de entrada / salida “logeando” algun mensaje informativo acerca de la entrada / salida del estado activo. <text:span text:style-name="T6">Para esto, utilizar las clases de logeo de mensajes desarrollada en la practica anterior.</text:span></text:p>
      <text:p text:style-name="P11"/>
      <text:p text:style-name="P11">Compilar la implementación. El puntaje en la práctica hasta este punto, en caso de tener una compilación stisfactoria será de un 90%.</text:p>
      <text:p text:style-name="P11"/>
      <text:p text:style-name="P11"/>
      <text:p text:style-name="P11">6. Siguiendo los ejemplos en /src/FwProfile_SM_Tutorials/ inicializar la máquina de edos. y mandar transiciones a los edos. Iniciales. Verificar los mensajes de logeo escritos en el archivo generado. Agregar el archivo generado (con los logs) en la carpeta <text:span text:style-name="T1">build/</text:span> El puntaje en la práctica hasta este punto será de 100% en la práctica y 10 en el curso.</text:p>
      <text:p text:style-name="P4"/>
      <text:p text:style-name="P4"><text:soft-page-break/></text:p>
      <text:p text:style-name="P4"/>
      <text:p text:style-name="P7">Evaluación:</text:p>
      <text:p text:style-name="P7"/>
      <text:p text:style-name="P12">Para el propósito de la evaluación, se deberán subir los archivos mencionados en los pasos anteriores al repositorio GIT designado por el instructor. La evaluación se llevará a cabo en base a estos arch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Espinoza</meta:initial-creator>
    <meta:creation-date>2015-05-19T20:19:48.359290639</meta:creation-date>
    <dc:date>2015-05-19T21:40:21.282697853</dc:date>
    <dc:creator>Sergio Espinoza</dc:creator>
    <meta:editing-duration>PT39M30S</meta:editing-duration>
    <meta:editing-cycles>6</meta:editing-cycles>
    <meta:generator>LibreOffice/4.2.7.2$Linux_X86_64 LibreOffice_project/420$Build-2</meta:generator>
    <meta:document-statistic meta:table-count="0" meta:image-count="0" meta:object-count="0" meta:page-count="2" meta:paragraph-count="16" meta:word-count="421" meta:character-count="2751" meta:non-whitespace-character-count="2349"/>
  </office:meta>
</office:document-meta>
</file>